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3.104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0.494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ta1" style:family="table" style:master-page-name="PageStyle_5f_Calculate">
      <style:table-properties table:display="true" style:writing-mode="lr-tb"/>
    </style:style>
    <style:style style:name="ce1" style:family="table-cell" style:parent-style-name="Default">
      <style:table-cell-properties fo:border-bottom="0.2pt solid #c0c0c0" fo:background-color="#ffcc99" style:diagonal-bl-tr="none" style:diagonal-tl-br="none" fo:border-left="0.06pt solid #000000" fo:padding="0.071cm" fo:border-right="0.2pt solid #c0c0c0" style:rotation-align="none" fo:border-top="0.06pt solid #000000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6pt solid #000000" fo:background-color="#ffcc99" style:diagonal-bl-tr="none" style:diagonal-tl-br="none" fo:border-left="0.06pt solid #000000" fo:padding="0.071cm" fo:border-right="0.2pt solid #c0c0c0" style:rotation-align="none" fo:border-top="0.2pt solid #c0c0c0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fo:border-bottom="0.06pt solid #000000" style:diagonal-bl-tr="none" style:diagonal-tl-br="none" fo:border-left="none" fo:padding="0.071cm" fo:border-right="none" style:rotation-align="none" fo:border-top="none"/>
    </style:style>
    <style:style style:name="ce5" style:family="table-cell" style:parent-style-name="Default">
      <style:table-cell-properties fo:border-bottom="none" style:diagonal-bl-tr="none" style:diagonal-tl-br="none" fo:border-left="none" fo:padding="0.071cm" fo:border-right="0.06pt solid #000000" style:rotation-align="none" fo:border-top="none"/>
    </style:style>
    <style:style style:name="ce6" style:family="table-cell" style:parent-style-name="Default">
      <style:table-cell-properties fo:border-bottom="0.2pt solid #c0c0c0" fo:background-color="#ccffcc" style:diagonal-bl-tr="none" style:diagonal-tl-br="none" fo:border-left="0.06pt solid #000000" fo:padding="0.071cm" fo:border-right="0.2pt solid #c0c0c0" style:rotation-align="none" fo:border-top="0.06pt solid #000000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0.6pt solid #000000" fo:background-color="#ccffcc" style:diagonal-bl-tr="none" style:diagonal-tl-br="none" fo:border-left="0.06pt solid #000000" fo:padding="0.071cm" fo:border-right="0.2pt solid #c0c0c0" style:rotation-align="none" fo:border-top="0.2pt solid #c0c0c0"/>
    </style:style>
    <style:style style:name="ce8" style:family="table-cell" style:parent-style-name="Default">
      <style:table-cell-properties fo:border-bottom="0.2pt solid #c0c0c0" fo:background-color="#ccffcc" style:diagonal-bl-tr="none" style:diagonal-tl-br="none" fo:border-left="0.06pt solid #000000" fo:padding="0.071cm" fo:border-right="0.2pt solid #c0c0c0" style:rotation-align="none" fo:border-top="none"/>
    </style:style>
    <style:style style:name="ce9" style:family="table-cell" style:parent-style-name="Default">
      <style:table-cell-properties fo:border-bottom="0.2pt solid #c0c0c0" fo:background-color="#ccffcc" style:diagonal-bl-tr="none" style:diagonal-tl-br="none" fo:border-left="0.06pt solid #000000" fo:padding="0.071cm" fo:border-right="0.2pt solid #c0c0c0" style:rotation-align="none" fo:border-top="0.06pt solid #000000"/>
    </style:style>
    <style:style style:name="ce10" style:family="table-cell" style:parent-style-name="Default">
      <style:table-cell-properties fo:border-bottom="0.2pt solid #c0c0c0" style:diagonal-bl-tr="none" style:diagonal-tl-br="none" fo:background-color="transparent" fo:border-left="0.06pt solid #000000" fo:padding="0.071cm" fo:border-right="0.2pt solid #c0c0c0" style:rotation-align="none" fo:border-top="none"/>
    </style:style>
    <style:style style:name="ce11" style:family="table-cell" style:parent-style-name="Default">
      <style:table-cell-properties fo:border-bottom="0.2pt solid #c0c0c0" fo:background-color="#ffcc99" style:diagonal-bl-tr="none" style:diagonal-tl-br="none" fo:border-left="0.06pt solid #000000" fo:padding="0.071cm" fo:border-right="0.2pt solid #c0c0c0" style:rotation-align="none" fo:border-top="0.06pt solid #000000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Calculate" table:style-name="ta1">
        <office:forms form:automatic-focus="false" form:apply-design-mode="false"/>
        <table:table-column table:style-name="co1" table:number-columns-repeated="5" table:default-cell-style-name="ce3"/>
        <table:table-column table:style-name="co1" table:number-columns-repeated="7" table:default-cell-style-name="ce9"/>
        <table:table-column table:style-name="co2" table:number-columns-repeated="2" table:default-cell-style-name="Default"/>
        <table:table-column table:style-name="co3" table:default-cell-style-name="ce11"/>
        <table:table-column table:style-name="co2" table:number-columns-repeated="1009" table:default-cell-style-name="Default"/>
        <table:table-row table:style-name="ro1">
          <table:table-cell table:style-name="ce1" office:value-type="string">
            <text:p>TSH</text:p>
          </table:table-cell>
          <table:table-cell table:style-name="ce1" office:value-type="string">
            <text:p>FT4</text:p>
          </table:table-cell>
          <table:table-cell table:style-name="ce1" office:value-type="string">
            <text:p>FT3</text:p>
          </table:table-cell>
          <table:table-cell table:style-name="ce1" office:value-type="string">
            <text:p>TT4</text:p>
          </table:table-cell>
          <table:table-cell table:style-name="ce1" office:value-type="string">
            <text:p>TT3</text:p>
          </table:table-cell>
          <table:table-cell table:style-name="ce6" office:value-type="string">
            <text:p>GT.F</text:p>
          </table:table-cell>
          <table:table-cell table:style-name="ce6" office:value-type="string">
            <text:p>GT.T</text:p>
          </table:table-cell>
          <table:table-cell table:style-name="ce6" office:value-type="string">
            <text:p>GD.FF</text:p>
          </table:table-cell>
          <table:table-cell table:style-name="ce6" office:value-type="string">
            <text:p>GD.FT</text:p>
          </table:table-cell>
          <table:table-cell table:style-name="ce6" office:value-type="string">
            <text:p>TTSI</text:p>
          </table:table-cell>
          <table:table-cell table:style-name="ce6" office:value-type="string">
            <text:p>TSHI</text:p>
          </table:table-cell>
          <table:table-cell table:style-name="ce6" office:value-type="string">
            <text:p>sTSHI</text:p>
          </table:table-cell>
          <table:table-cell table:style-name="ce1" office:value-type="string">
            <text:p>L-T4 Dose</text:p>
          </table:table-cell>
          <table:table-cell table:style-name="ce1" office:value-type="string">
            <text:p>L-T3 Dose</text:p>
          </table:table-cell>
          <table:table-cell table:style-name="ce1" office:value-type="string">
            <text:p>FT4 Upper limit</text:p>
          </table:table-cell>
          <table:table-cell table:style-name="ce1" table:number-columns-repeated="1009"/>
        </table:table-row>
        <table:table-row table:style-name="ro2">
          <table:table-cell table:style-name="ce2" office:value-type="string">
            <text:p>mU/l</text:p>
          </table:table-cell>
          <table:table-cell table:style-name="ce2" office:value-type="string">
            <text:p>pmol/l</text:p>
          </table:table-cell>
          <table:table-cell table:style-name="ce2" office:value-type="string">
            <text:p>pmol/l</text:p>
          </table:table-cell>
          <table:table-cell table:style-name="ce2" office:value-type="string">
            <text:p>nmol/l</text:p>
          </table:table-cell>
          <table:table-cell table:style-name="ce2" office:value-type="string">
            <text:p>nmol/l</text:p>
          </table:table-cell>
          <table:table-cell table:style-name="ce7" office:value-type="string">
            <text:p>pmol/s</text:p>
          </table:table-cell>
          <table:table-cell table:style-name="ce7" office:value-type="string">
            <text:p>pmol/s</text:p>
          </table:table-cell>
          <table:table-cell table:style-name="ce7" office:value-type="string">
            <text:p>nmol/s</text:p>
          </table:table-cell>
          <table:table-cell table:style-name="ce7" office:value-type="string">
            <text:p>nmol/s</text:p>
          </table:table-cell>
          <table:table-cell table:style-name="ce7" table:number-columns-repeated="3"/>
          <table:table-cell table:style-name="ce2" table:number-columns-repeated="2"/>
          <table:table-cell table:style-name="ce2" office:value-type="string">
            <text:p>pmol/l</text:p>
          </table:table-cell>
          <table:table-cell table:style-name="ce2" table:number-columns-repeated="1009"/>
        </table:table-row>
        <table:table-row table:style-name="ro3">
          <table:table-cell table:number-columns-repeated="5"/>
          <table:table-cell table:style-name="ce8" table:formula="of:=IF(AND(TSH&lt;&gt;&quot;&quot;;FT4_&lt;&gt;&quot;&quot;;'L-T4 Dose'=0);1.1*10^-6*(2.75+TSH)*(1+2*10^10*3*10^-7+2*10^8*4.5*10^-6)*FT4_*10^-11*0.1/(0.1*TSH)*10^12;&quot;NA&quot;)" office:value-type="string" office:string-value="NA">
            <text:p>NA</text:p>
          </table:table-cell>
          <table:table-cell table:style-name="ce8" table:formula="of:=IF(AND(TSH&lt;&gt;&quot;&quot;;[.TT4]&lt;&gt;&quot;&quot;;'L-T4 Dose'=0);1.1*10^-6*(2.75+TSH)*[.TT4]*10^-9/(0.1*TSH)*10^12;&quot;NA&quot;)" office:value-type="string" office:string-value="NA">
            <text:p>NA</text:p>
          </table:table-cell>
          <table:table-cell table:style-name="ce8" table:formula="of:=IF(AND(FT4_&lt;&gt;&quot;&quot;;FT3_&lt;&gt;&quot;&quot;;'L-T3 Dose'=0);8*10^-6*(5*10^-7+FT4_*10^-11*0.1)*(1+2*10^9*3*10^-7)*FT3_*10^-12/(0.026*FT4_*10^-11*0.1)*10^9;&quot;NA&quot;)" office:value-type="string" office:string-value="NA">
            <text:p>NA</text:p>
          </table:table-cell>
          <table:table-cell table:style-name="ce8" table:formula="of:=IF(AND(FT4_&lt;&gt;&quot;&quot;;[.TT3]&lt;&gt;&quot;&quot;;'L-T3 Dose'=0);8*10^-6*(5*10^-7+FT4_*10^-11*0.1)*[.TT3]*10^-9/(0.026*FT4_*10^-11*0.1)*10^9;&quot;NA&quot;)" office:value-type="string" office:string-value="NA">
            <text:p>NA</text:p>
          </table:table-cell>
          <table:table-cell table:style-name="ce8" table:formula="of:=IF(OR(ISBLANK(TSH);ISBLANK(FT4_));&quot;NA&quot;;100*TSH*FT4_/FT4_UL)" office:value-type="string" office:string-value="NA">
            <text:p>NA</text:p>
          </table:table-cell>
          <table:table-cell table:style-name="ce8" table:formula="of:=IF(OR(ISBLANK(TSH);ISBLANK(FT4_));&quot;NA&quot;;LN(TSH)+0.1345*FT4_)" office:value-type="string" office:string-value="NA">
            <text:p>NA</text:p>
          </table:table-cell>
          <table:table-cell table:style-name="ce8" table:formula="of:=IF((TSHI=&quot;NA&quot;);&quot;NA&quot;;(TSHI-2.7)/0.676)" office:value-type="string" office:string-value="NA">
            <text:p>NA</text:p>
          </table:table-cell>
          <table:table-cell table:number-columns-repeated="2"/>
          <table:table-cell table:style-name="ce10" office:value-type="float" office:value="25">
            <text:p>25</text:p>
          </table:table-cell>
          <table:table-cell table:number-columns-repeated="524"/>
          <table:table-cell/>
          <table:table-cell table:number-columns-repeated="484"/>
        </table:table-row>
        <table:table-row table:style-name="ro1">
          <table:table-cell table:number-columns-repeated="5"/>
          <table:table-cell table:style-name="ce8" table:formula="of:=IF(AND(TSH&lt;&gt;&quot;&quot;;FT4_&lt;&gt;&quot;&quot;;'L-T4 Dose'=0);1.1*10^-6*(2.75+TSH)*(1+2*10^10*3*10^-7+2*10^8*4.5*10^-6)*FT4_*10^-11*0.1/(0.1*TSH)*10^12;&quot;NA&quot;)" office:value-type="string" office:string-value="NA">
            <text:p>NA</text:p>
          </table:table-cell>
          <table:table-cell table:style-name="ce8" table:formula="of:=IF(AND(TSH&lt;&gt;&quot;&quot;;[.TT4]&lt;&gt;&quot;&quot;;'L-T4 Dose'=0);1.1*10^-6*(2.75+TSH)*[.TT4]*10^-9/(0.1*TSH)*10^12;&quot;NA&quot;)" office:value-type="string" office:string-value="NA">
            <text:p>NA</text:p>
          </table:table-cell>
          <table:table-cell table:style-name="ce8" table:formula="of:=IF(AND(FT4_&lt;&gt;&quot;&quot;;FT3_&lt;&gt;&quot;&quot;;'L-T3 Dose'=0);8*10^-6*(5*10^-7+FT4_*10^-11*0.1)*(1+2*10^9*3*10^-7)*FT3_*10^-12/(0.026*FT4_*10^-11*0.1)*10^9;&quot;NA&quot;)" office:value-type="string" office:string-value="NA">
            <text:p>NA</text:p>
          </table:table-cell>
          <table:table-cell table:style-name="ce8" table:formula="of:=IF(AND(FT4_&lt;&gt;&quot;&quot;;[.TT3]&lt;&gt;&quot;&quot;;'L-T3 Dose'=0);8*10^-6*(5*10^-7+FT4_*10^-11*0.1)*[.TT3]*10^-9/(0.026*FT4_*10^-11*0.1)*10^9;&quot;NA&quot;)" office:value-type="string" office:string-value="NA">
            <text:p>NA</text:p>
          </table:table-cell>
          <table:table-cell table:style-name="ce8" table:formula="of:=IF(OR(ISBLANK(TSH);ISBLANK(FT4_));&quot;NA&quot;;100*TSH*FT4_/FT4_UL)" office:value-type="string" office:string-value="NA">
            <text:p>NA</text:p>
          </table:table-cell>
          <table:table-cell table:style-name="ce8" table:formula="of:=IF(OR(ISBLANK(TSH);ISBLANK(FT4_));&quot;NA&quot;;LN(TSH)+0.1345*FT4_)" office:value-type="string" office:string-value="NA">
            <text:p>NA</text:p>
          </table:table-cell>
          <table:table-cell table:style-name="ce8" table:formula="of:=IF((TSHI=&quot;NA&quot;);&quot;NA&quot;;(TSHI-2.7)/0.676)" office:value-type="string" office:string-value="NA">
            <text:p>NA</text:p>
          </table:table-cell>
          <table:table-cell table:number-columns-repeated="2"/>
          <table:table-cell table:number-columns-repeated="525"/>
          <table:table-cell/>
          <table:table-cell table:number-columns-repeated="484"/>
        </table:table-row>
        <table:table-row table:style-name="ro1">
          <table:table-cell table:number-columns-repeated="5"/>
          <table:table-cell table:style-name="ce8" table:formula="of:=IF(AND(TSH&lt;&gt;&quot;&quot;;FT4_&lt;&gt;&quot;&quot;;'L-T4 Dose'=0);1.1*10^-6*(2.75+TSH)*(1+2*10^10*3*10^-7+2*10^8*4.5*10^-6)*FT4_*10^-11*0.1/(0.1*TSH)*10^12;&quot;NA&quot;)" office:value-type="string" office:string-value="NA">
            <text:p>NA</text:p>
          </table:table-cell>
          <table:table-cell table:style-name="ce8" table:formula="of:=IF(AND(TSH&lt;&gt;&quot;&quot;;[.TT4]&lt;&gt;&quot;&quot;;'L-T4 Dose'=0);1.1*10^-6*(2.75+TSH)*[.TT4]*10^-9/(0.1*TSH)*10^12;&quot;NA&quot;)" office:value-type="string" office:string-value="NA">
            <text:p>NA</text:p>
          </table:table-cell>
          <table:table-cell table:style-name="ce8" table:formula="of:=IF(AND(FT4_&lt;&gt;&quot;&quot;;FT3_&lt;&gt;&quot;&quot;;'L-T3 Dose'=0);8*10^-6*(5*10^-7+FT4_*10^-11*0.1)*(1+2*10^9*3*10^-7)*FT3_*10^-12/(0.026*FT4_*10^-11*0.1)*10^9;&quot;NA&quot;)" office:value-type="string" office:string-value="NA">
            <text:p>NA</text:p>
          </table:table-cell>
          <table:table-cell table:style-name="ce8" table:formula="of:=IF(AND(FT4_&lt;&gt;&quot;&quot;;[.TT3]&lt;&gt;&quot;&quot;;'L-T3 Dose'=0);8*10^-6*(5*10^-7+FT4_*10^-11*0.1)*[.TT3]*10^-9/(0.026*FT4_*10^-11*0.1)*10^9;&quot;NA&quot;)" office:value-type="string" office:string-value="NA">
            <text:p>NA</text:p>
          </table:table-cell>
          <table:table-cell table:style-name="ce8" table:formula="of:=IF(OR(ISBLANK(TSH);ISBLANK(FT4_));&quot;NA&quot;;100*TSH*FT4_/FT4_UL)" office:value-type="string" office:string-value="NA">
            <text:p>NA</text:p>
          </table:table-cell>
          <table:table-cell table:style-name="ce8" table:formula="of:=IF(OR(ISBLANK(TSH);ISBLANK(FT4_));&quot;NA&quot;;LN(TSH)+0.1345*FT4_)" office:value-type="string" office:string-value="NA">
            <text:p>NA</text:p>
          </table:table-cell>
          <table:table-cell table:style-name="ce8" table:formula="of:=IF((TSHI=&quot;NA&quot;);&quot;NA&quot;;(TSHI-2.7)/0.676)" office:value-type="string" office:string-value="NA">
            <text:p>NA</text:p>
          </table:table-cell>
          <table:table-cell table:number-columns-repeated="2"/>
          <table:table-cell table:number-columns-repeated="1010"/>
        </table:table-row>
        <table:table-row table:style-name="ro1">
          <table:table-cell table:style-name="ce4"/>
          <table:table-cell table:number-columns-repeated="4"/>
          <table:table-cell table:style-name="ce8" table:formula="of:=IF(AND(TSH&lt;&gt;&quot;&quot;;FT4_&lt;&gt;&quot;&quot;;'L-T4 Dose'=0);1.1*10^-6*(2.75+TSH)*(1+2*10^10*3*10^-7+2*10^8*4.5*10^-6)*FT4_*10^-11*0.1/(0.1*TSH)*10^12;&quot;NA&quot;)" office:value-type="string" office:string-value="NA">
            <text:p>NA</text:p>
          </table:table-cell>
          <table:table-cell table:style-name="ce8" table:formula="of:=IF(AND(TSH&lt;&gt;&quot;&quot;;[.TT4]&lt;&gt;&quot;&quot;;'L-T4 Dose'=0);1.1*10^-6*(2.75+TSH)*[.TT4]*10^-9/(0.1*TSH)*10^12;&quot;NA&quot;)" office:value-type="string" office:string-value="NA">
            <text:p>NA</text:p>
          </table:table-cell>
          <table:table-cell table:style-name="ce8" table:formula="of:=IF(AND(FT4_&lt;&gt;&quot;&quot;;FT3_&lt;&gt;&quot;&quot;;'L-T3 Dose'=0);8*10^-6*(5*10^-7+FT4_*10^-11*0.1)*(1+2*10^9*3*10^-7)*FT3_*10^-12/(0.026*FT4_*10^-11*0.1)*10^9;&quot;NA&quot;)" office:value-type="string" office:string-value="NA">
            <text:p>NA</text:p>
          </table:table-cell>
          <table:table-cell table:style-name="ce8" table:formula="of:=IF(AND(FT4_&lt;&gt;&quot;&quot;;[.TT3]&lt;&gt;&quot;&quot;;'L-T3 Dose'=0);8*10^-6*(5*10^-7+FT4_*10^-11*0.1)*[.TT3]*10^-9/(0.026*FT4_*10^-11*0.1)*10^9;&quot;NA&quot;)" office:value-type="string" office:string-value="NA">
            <text:p>NA</text:p>
          </table:table-cell>
          <table:table-cell table:style-name="ce8" table:formula="of:=IF(OR(ISBLANK(TSH);ISBLANK(FT4_));&quot;NA&quot;;100*TSH*FT4_/FT4_UL)" office:value-type="string" office:string-value="NA">
            <text:p>NA</text:p>
          </table:table-cell>
          <table:table-cell table:style-name="ce8" table:formula="of:=IF(OR(ISBLANK(TSH);ISBLANK(FT4_));&quot;NA&quot;;LN(TSH)+0.1345*FT4_)" office:value-type="string" office:string-value="NA">
            <text:p>NA</text:p>
          </table:table-cell>
          <table:table-cell table:style-name="ce8" table:formula="of:=IF((TSHI=&quot;NA&quot;);&quot;NA&quot;;(TSHI-2.7)/0.676)" office:value-type="string" office:string-value="NA">
            <text:p>NA</text:p>
          </table:table-cell>
          <table:table-cell table:number-columns-repeated="2"/>
          <table:table-cell table:number-columns-repeated="1010"/>
        </table:table-row>
        <table:table-row table:style-name="ro1">
          <table:table-cell table:number-columns-repeated="5"/>
          <table:table-cell table:style-name="ce8" table:formula="of:=IF(AND(TSH&lt;&gt;&quot;&quot;;FT4_&lt;&gt;&quot;&quot;;'L-T4 Dose'=0);1.1*10^-6*(2.75+TSH)*(1+2*10^10*3*10^-7+2*10^8*4.5*10^-6)*FT4_*10^-11*0.1/(0.1*TSH)*10^12;&quot;NA&quot;)" office:value-type="string" office:string-value="NA">
            <text:p>NA</text:p>
          </table:table-cell>
          <table:table-cell table:style-name="ce8" table:formula="of:=IF(AND(TSH&lt;&gt;&quot;&quot;;[.TT4]&lt;&gt;&quot;&quot;;'L-T4 Dose'=0);1.1*10^-6*(2.75+TSH)*[.TT4]*10^-9/(0.1*TSH)*10^12;&quot;NA&quot;)" office:value-type="string" office:string-value="NA">
            <text:p>NA</text:p>
          </table:table-cell>
          <table:table-cell table:style-name="ce8" table:formula="of:=IF(AND(FT4_&lt;&gt;&quot;&quot;;FT3_&lt;&gt;&quot;&quot;;'L-T3 Dose'=0);8*10^-6*(5*10^-7+FT4_*10^-11*0.1)*(1+2*10^9*3*10^-7)*FT3_*10^-12/(0.026*FT4_*10^-11*0.1)*10^9;&quot;NA&quot;)" office:value-type="string" office:string-value="NA">
            <text:p>NA</text:p>
          </table:table-cell>
          <table:table-cell table:style-name="ce8" table:formula="of:=IF(AND(FT4_&lt;&gt;&quot;&quot;;[.TT3]&lt;&gt;&quot;&quot;;'L-T3 Dose'=0);8*10^-6*(5*10^-7+FT4_*10^-11*0.1)*[.TT3]*10^-9/(0.026*FT4_*10^-11*0.1)*10^9;&quot;NA&quot;)" office:value-type="string" office:string-value="NA">
            <text:p>NA</text:p>
          </table:table-cell>
          <table:table-cell table:style-name="ce8" table:formula="of:=IF(OR(ISBLANK(TSH);ISBLANK(FT4_));&quot;NA&quot;;100*TSH*FT4_/FT4_UL)" office:value-type="string" office:string-value="NA">
            <text:p>NA</text:p>
          </table:table-cell>
          <table:table-cell table:style-name="ce8" table:formula="of:=IF(OR(ISBLANK(TSH);ISBLANK(FT4_));&quot;NA&quot;;LN(TSH)+0.1345*FT4_)" office:value-type="string" office:string-value="NA">
            <text:p>NA</text:p>
          </table:table-cell>
          <table:table-cell table:style-name="ce8" table:formula="of:=IF((TSHI=&quot;NA&quot;);&quot;NA&quot;;(TSHI-2.7)/0.676)" office:value-type="string" office:string-value="NA">
            <text:p>NA</text:p>
          </table:table-cell>
          <table:table-cell table:number-columns-repeated="2"/>
          <table:table-cell table:number-columns-repeated="1010"/>
        </table:table-row>
        <table:table-row table:style-name="ro1">
          <table:table-cell table:number-columns-repeated="5"/>
          <table:table-cell table:style-name="ce8" table:formula="of:=IF(AND(TSH&lt;&gt;&quot;&quot;;FT4_&lt;&gt;&quot;&quot;;'L-T4 Dose'=0);1.1*10^-6*(2.75+TSH)*(1+2*10^10*3*10^-7+2*10^8*4.5*10^-6)*FT4_*10^-11*0.1/(0.1*TSH)*10^12;&quot;NA&quot;)" office:value-type="string" office:string-value="NA">
            <text:p>NA</text:p>
          </table:table-cell>
          <table:table-cell table:style-name="ce8" table:formula="of:=IF(AND(TSH&lt;&gt;&quot;&quot;;[.TT4]&lt;&gt;&quot;&quot;;'L-T4 Dose'=0);1.1*10^-6*(2.75+TSH)*[.TT4]*10^-9/(0.1*TSH)*10^12;&quot;NA&quot;)" office:value-type="string" office:string-value="NA">
            <text:p>NA</text:p>
          </table:table-cell>
          <table:table-cell table:style-name="ce8" table:formula="of:=IF(AND(FT4_&lt;&gt;&quot;&quot;;FT3_&lt;&gt;&quot;&quot;;'L-T3 Dose'=0);8*10^-6*(5*10^-7+FT4_*10^-11*0.1)*(1+2*10^9*3*10^-7)*FT3_*10^-12/(0.026*FT4_*10^-11*0.1)*10^9;&quot;NA&quot;)" office:value-type="string" office:string-value="NA">
            <text:p>NA</text:p>
          </table:table-cell>
          <table:table-cell table:style-name="ce8" table:formula="of:=IF(AND(FT4_&lt;&gt;&quot;&quot;;[.TT3]&lt;&gt;&quot;&quot;;'L-T3 Dose'=0);8*10^-6*(5*10^-7+FT4_*10^-11*0.1)*[.TT3]*10^-9/(0.026*FT4_*10^-11*0.1)*10^9;&quot;NA&quot;)" office:value-type="string" office:string-value="NA">
            <text:p>NA</text:p>
          </table:table-cell>
          <table:table-cell table:style-name="ce8" table:formula="of:=IF(OR(ISBLANK(TSH);ISBLANK(FT4_));&quot;NA&quot;;100*TSH*FT4_/FT4_UL)" office:value-type="string" office:string-value="NA">
            <text:p>NA</text:p>
          </table:table-cell>
          <table:table-cell table:style-name="ce8" table:formula="of:=IF(OR(ISBLANK(TSH);ISBLANK(FT4_));&quot;NA&quot;;LN(TSH)+0.1345*FT4_)" office:value-type="string" office:string-value="NA">
            <text:p>NA</text:p>
          </table:table-cell>
          <table:table-cell table:style-name="ce8" table:formula="of:=IF((TSHI=&quot;NA&quot;);&quot;NA&quot;;(TSHI-2.7)/0.676)" office:value-type="string" office:string-value="NA">
            <text:p>NA</text:p>
          </table:table-cell>
          <table:table-cell table:number-columns-repeated="2"/>
          <table:table-cell table:number-columns-repeated="1010"/>
        </table:table-row>
        <table:table-row table:style-name="ro1">
          <table:table-cell table:number-columns-repeated="5"/>
          <table:table-cell table:style-name="ce8" table:formula="of:=IF(AND(TSH&lt;&gt;&quot;&quot;;FT4_&lt;&gt;&quot;&quot;;'L-T4 Dose'=0);1.1*10^-6*(2.75+TSH)*(1+2*10^10*3*10^-7+2*10^8*4.5*10^-6)*FT4_*10^-11*0.1/(0.1*TSH)*10^12;&quot;NA&quot;)" office:value-type="string" office:string-value="NA">
            <text:p>NA</text:p>
          </table:table-cell>
          <table:table-cell table:style-name="ce8" table:formula="of:=IF(AND(TSH&lt;&gt;&quot;&quot;;[.TT4]&lt;&gt;&quot;&quot;;'L-T4 Dose'=0);1.1*10^-6*(2.75+TSH)*[.TT4]*10^-9/(0.1*TSH)*10^12;&quot;NA&quot;)" office:value-type="string" office:string-value="NA">
            <text:p>NA</text:p>
          </table:table-cell>
          <table:table-cell table:style-name="ce8" table:formula="of:=IF(AND(FT4_&lt;&gt;&quot;&quot;;FT3_&lt;&gt;&quot;&quot;;'L-T3 Dose'=0);8*10^-6*(5*10^-7+FT4_*10^-11*0.1)*(1+2*10^9*3*10^-7)*FT3_*10^-12/(0.026*FT4_*10^-11*0.1)*10^9;&quot;NA&quot;)" office:value-type="string" office:string-value="NA">
            <text:p>NA</text:p>
          </table:table-cell>
          <table:table-cell table:style-name="ce8" table:formula="of:=IF(AND(FT4_&lt;&gt;&quot;&quot;;[.TT3]&lt;&gt;&quot;&quot;;'L-T3 Dose'=0);8*10^-6*(5*10^-7+FT4_*10^-11*0.1)*[.TT3]*10^-9/(0.026*FT4_*10^-11*0.1)*10^9;&quot;NA&quot;)" office:value-type="string" office:string-value="NA">
            <text:p>NA</text:p>
          </table:table-cell>
          <table:table-cell table:style-name="ce8" table:formula="of:=IF(OR(ISBLANK(TSH);ISBLANK(FT4_));&quot;NA&quot;;100*TSH*FT4_/FT4_UL)" office:value-type="string" office:string-value="NA">
            <text:p>NA</text:p>
          </table:table-cell>
          <table:table-cell table:style-name="ce8" table:formula="of:=IF(OR(ISBLANK(TSH);ISBLANK(FT4_));&quot;NA&quot;;LN(TSH)+0.1345*FT4_)" office:value-type="string" office:string-value="NA">
            <text:p>NA</text:p>
          </table:table-cell>
          <table:table-cell table:style-name="ce8" table:formula="of:=IF((TSHI=&quot;NA&quot;);&quot;NA&quot;;(TSHI-2.7)/0.676)" office:value-type="string" office:string-value="NA">
            <text:p>NA</text:p>
          </table:table-cell>
          <table:table-cell table:number-columns-repeated="2"/>
          <table:table-cell table:number-columns-repeated="1010"/>
        </table:table-row>
        <table:table-row table:style-name="ro1">
          <table:table-cell table:number-columns-repeated="5"/>
          <table:table-cell table:style-name="ce8" table:formula="of:=IF(AND(TSH&lt;&gt;&quot;&quot;;FT4_&lt;&gt;&quot;&quot;;'L-T4 Dose'=0);1.1*10^-6*(2.75+TSH)*(1+2*10^10*3*10^-7+2*10^8*4.5*10^-6)*FT4_*10^-11*0.1/(0.1*TSH)*10^12;&quot;NA&quot;)" office:value-type="string" office:string-value="NA">
            <text:p>NA</text:p>
          </table:table-cell>
          <table:table-cell table:style-name="ce8" table:formula="of:=IF(AND(TSH&lt;&gt;&quot;&quot;;[.TT4]&lt;&gt;&quot;&quot;;'L-T4 Dose'=0);1.1*10^-6*(2.75+TSH)*[.TT4]*10^-9/(0.1*TSH)*10^12;&quot;NA&quot;)" office:value-type="string" office:string-value="NA">
            <text:p>NA</text:p>
          </table:table-cell>
          <table:table-cell table:style-name="ce8" table:formula="of:=IF(AND(FT4_&lt;&gt;&quot;&quot;;FT3_&lt;&gt;&quot;&quot;;'L-T3 Dose'=0);8*10^-6*(5*10^-7+FT4_*10^-11*0.1)*(1+2*10^9*3*10^-7)*FT3_*10^-12/(0.026*FT4_*10^-11*0.1)*10^9;&quot;NA&quot;)" office:value-type="string" office:string-value="NA">
            <text:p>NA</text:p>
          </table:table-cell>
          <table:table-cell table:style-name="ce8" table:formula="of:=IF(AND(FT4_&lt;&gt;&quot;&quot;;[.TT3]&lt;&gt;&quot;&quot;;'L-T3 Dose'=0);8*10^-6*(5*10^-7+FT4_*10^-11*0.1)*[.TT3]*10^-9/(0.026*FT4_*10^-11*0.1)*10^9;&quot;NA&quot;)" office:value-type="string" office:string-value="NA">
            <text:p>NA</text:p>
          </table:table-cell>
          <table:table-cell table:style-name="ce8" table:formula="of:=IF(OR(ISBLANK(TSH);ISBLANK(FT4_));&quot;NA&quot;;100*TSH*FT4_/FT4_UL)" office:value-type="string" office:string-value="NA">
            <text:p>NA</text:p>
          </table:table-cell>
          <table:table-cell table:style-name="ce8" table:formula="of:=IF(OR(ISBLANK(TSH);ISBLANK(FT4_));&quot;NA&quot;;LN(TSH)+0.1345*FT4_)" office:value-type="string" office:string-value="NA">
            <text:p>NA</text:p>
          </table:table-cell>
          <table:table-cell table:style-name="ce8" table:formula="of:=IF((TSHI=&quot;NA&quot;);&quot;NA&quot;;(TSHI-2.7)/0.676)" office:value-type="string" office:string-value="NA">
            <text:p>NA</text:p>
          </table:table-cell>
          <table:table-cell table:number-columns-repeated="2"/>
          <table:table-cell table:number-columns-repeated="1010"/>
        </table:table-row>
        <table:table-row table:style-name="ro1">
          <table:table-cell table:number-columns-repeated="5"/>
          <table:table-cell table:style-name="ce8" table:formula="of:=IF(AND(TSH&lt;&gt;&quot;&quot;;FT4_&lt;&gt;&quot;&quot;;'L-T4 Dose'=0);1.1*10^-6*(2.75+TSH)*(1+2*10^10*3*10^-7+2*10^8*4.5*10^-6)*FT4_*10^-11*0.1/(0.1*TSH)*10^12;&quot;NA&quot;)" office:value-type="string" office:string-value="NA">
            <text:p>NA</text:p>
          </table:table-cell>
          <table:table-cell table:style-name="ce8" table:formula="of:=IF(AND(TSH&lt;&gt;&quot;&quot;;[.TT4]&lt;&gt;&quot;&quot;;'L-T4 Dose'=0);1.1*10^-6*(2.75+TSH)*[.TT4]*10^-9/(0.1*TSH)*10^12;&quot;NA&quot;)" office:value-type="string" office:string-value="NA">
            <text:p>NA</text:p>
          </table:table-cell>
          <table:table-cell table:style-name="ce8" table:formula="of:=IF(AND(FT4_&lt;&gt;&quot;&quot;;FT3_&lt;&gt;&quot;&quot;;'L-T3 Dose'=0);8*10^-6*(5*10^-7+FT4_*10^-11*0.1)*(1+2*10^9*3*10^-7)*FT3_*10^-12/(0.026*FT4_*10^-11*0.1)*10^9;&quot;NA&quot;)" office:value-type="string" office:string-value="NA">
            <text:p>NA</text:p>
          </table:table-cell>
          <table:table-cell table:style-name="ce8" table:formula="of:=IF(AND(FT4_&lt;&gt;&quot;&quot;;[.TT3]&lt;&gt;&quot;&quot;;'L-T3 Dose'=0);8*10^-6*(5*10^-7+FT4_*10^-11*0.1)*[.TT3]*10^-9/(0.026*FT4_*10^-11*0.1)*10^9;&quot;NA&quot;)" office:value-type="string" office:string-value="NA">
            <text:p>NA</text:p>
          </table:table-cell>
          <table:table-cell table:style-name="ce8" table:formula="of:=IF(OR(ISBLANK(TSH);ISBLANK(FT4_));&quot;NA&quot;;100*TSH*FT4_/FT4_UL)" office:value-type="string" office:string-value="NA">
            <text:p>NA</text:p>
          </table:table-cell>
          <table:table-cell table:style-name="ce8" table:formula="of:=IF(OR(ISBLANK(TSH);ISBLANK(FT4_));&quot;NA&quot;;LN(TSH)+0.1345*FT4_)" office:value-type="string" office:string-value="NA">
            <text:p>NA</text:p>
          </table:table-cell>
          <table:table-cell table:style-name="ce8" table:formula="of:=IF((TSHI=&quot;NA&quot;);&quot;NA&quot;;(TSHI-2.7)/0.676)" office:value-type="string" office:string-value="NA">
            <text:p>NA</text:p>
          </table:table-cell>
          <table:table-cell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ce5"/>
          <table:table-cell table:number-columns-repeated="2"/>
          <table:table-cell table:style-name="ce8" table:formula="of:=IF(AND(TSH&lt;&gt;&quot;&quot;;FT4_&lt;&gt;&quot;&quot;;'L-T4 Dose'=0);1.1*10^-6*(2.75+TSH)*(1+2*10^10*3*10^-7+2*10^8*4.5*10^-6)*FT4_*10^-11*0.1/(0.1*TSH)*10^12;&quot;NA&quot;)" office:value-type="string" office:string-value="NA">
            <text:p>NA</text:p>
          </table:table-cell>
          <table:table-cell table:style-name="ce8" table:formula="of:=IF(AND(TSH&lt;&gt;&quot;&quot;;[.TT4]&lt;&gt;&quot;&quot;;'L-T4 Dose'=0);1.1*10^-6*(2.75+TSH)*[.TT4]*10^-9/(0.1*TSH)*10^12;&quot;NA&quot;)" office:value-type="string" office:string-value="NA">
            <text:p>NA</text:p>
          </table:table-cell>
          <table:table-cell table:style-name="ce8" table:formula="of:=IF(AND(FT4_&lt;&gt;&quot;&quot;;FT3_&lt;&gt;&quot;&quot;;'L-T3 Dose'=0);8*10^-6*(5*10^-7+FT4_*10^-11*0.1)*(1+2*10^9*3*10^-7)*FT3_*10^-12/(0.026*FT4_*10^-11*0.1)*10^9;&quot;NA&quot;)" office:value-type="string" office:string-value="NA">
            <text:p>NA</text:p>
          </table:table-cell>
          <table:table-cell table:style-name="ce8" table:formula="of:=IF(AND(FT4_&lt;&gt;&quot;&quot;;[.TT3]&lt;&gt;&quot;&quot;;'L-T3 Dose'=0);8*10^-6*(5*10^-7+FT4_*10^-11*0.1)*[.TT3]*10^-9/(0.026*FT4_*10^-11*0.1)*10^9;&quot;NA&quot;)" office:value-type="string" office:string-value="NA">
            <text:p>NA</text:p>
          </table:table-cell>
          <table:table-cell table:style-name="ce8" table:formula="of:=IF(OR(ISBLANK(TSH);ISBLANK(FT4_));&quot;NA&quot;;100*TSH*FT4_/FT4_UL)" office:value-type="string" office:string-value="NA">
            <text:p>NA</text:p>
          </table:table-cell>
          <table:table-cell table:style-name="ce8" table:formula="of:=IF(OR(ISBLANK(TSH);ISBLANK(FT4_));&quot;NA&quot;;LN(TSH)+0.1345*FT4_)" office:value-type="string" office:string-value="NA">
            <text:p>NA</text:p>
          </table:table-cell>
          <table:table-cell table:style-name="ce8" table:formula="of:=IF((TSHI=&quot;NA&quot;);&quot;NA&quot;;(TSHI-2.7)/0.676)" office:value-type="string" office:string-value="NA">
            <text:p>NA</text:p>
          </table:table-cell>
          <table:table-cell table:number-columns-repeated="2"/>
          <table:table-cell table:number-columns-repeated="1010"/>
        </table:table-row>
        <table:table-row table:style-name="ro1">
          <table:table-cell table:number-columns-repeated="5"/>
          <table:table-cell table:style-name="ce8" table:formula="of:=IF(AND(TSH&lt;&gt;&quot;&quot;;FT4_&lt;&gt;&quot;&quot;;'L-T4 Dose'=0);1.1*10^-6*(2.75+TSH)*(1+2*10^10*3*10^-7+2*10^8*4.5*10^-6)*FT4_*10^-11*0.1/(0.1*TSH)*10^12;&quot;NA&quot;)" office:value-type="string" office:string-value="NA">
            <text:p>NA</text:p>
          </table:table-cell>
          <table:table-cell table:style-name="ce8" table:formula="of:=IF(AND(TSH&lt;&gt;&quot;&quot;;[.TT4]&lt;&gt;&quot;&quot;;'L-T4 Dose'=0);1.1*10^-6*(2.75+TSH)*[.TT4]*10^-9/(0.1*TSH)*10^12;&quot;NA&quot;)" office:value-type="string" office:string-value="NA">
            <text:p>NA</text:p>
          </table:table-cell>
          <table:table-cell table:style-name="ce8" table:formula="of:=IF(AND(FT4_&lt;&gt;&quot;&quot;;FT3_&lt;&gt;&quot;&quot;;'L-T3 Dose'=0);8*10^-6*(5*10^-7+FT4_*10^-11*0.1)*(1+2*10^9*3*10^-7)*FT3_*10^-12/(0.026*FT4_*10^-11*0.1)*10^9;&quot;NA&quot;)" office:value-type="string" office:string-value="NA">
            <text:p>NA</text:p>
          </table:table-cell>
          <table:table-cell table:style-name="ce8" table:formula="of:=IF(AND(FT4_&lt;&gt;&quot;&quot;;[.TT3]&lt;&gt;&quot;&quot;;'L-T3 Dose'=0);8*10^-6*(5*10^-7+FT4_*10^-11*0.1)*[.TT3]*10^-9/(0.026*FT4_*10^-11*0.1)*10^9;&quot;NA&quot;)" office:value-type="string" office:string-value="NA">
            <text:p>NA</text:p>
          </table:table-cell>
          <table:table-cell table:style-name="ce8" table:formula="of:=IF(OR(ISBLANK(TSH);ISBLANK(FT4_));&quot;NA&quot;;100*TSH*FT4_/FT4_UL)" office:value-type="string" office:string-value="NA">
            <text:p>NA</text:p>
          </table:table-cell>
          <table:table-cell table:style-name="ce8" table:formula="of:=IF(OR(ISBLANK(TSH);ISBLANK(FT4_));&quot;NA&quot;;LN(TSH)+0.1345*FT4_)" office:value-type="string" office:string-value="NA">
            <text:p>NA</text:p>
          </table:table-cell>
          <table:table-cell table:style-name="ce8" table:formula="of:=IF((TSHI=&quot;NA&quot;);&quot;NA&quot;;(TSHI-2.7)/0.676)" office:value-type="string" office:string-value="NA">
            <text:p>NA</text:p>
          </table:table-cell>
          <table:table-cell table:number-columns-repeated="2"/>
          <table:table-cell table:number-columns-repeated="1010"/>
        </table:table-row>
        <table:table-row table:style-name="ro1">
          <table:table-cell table:number-columns-repeated="5"/>
          <table:table-cell table:style-name="ce8" table:formula="of:=IF(AND(TSH&lt;&gt;&quot;&quot;;FT4_&lt;&gt;&quot;&quot;;'L-T4 Dose'=0);1.1*10^-6*(2.75+TSH)*(1+2*10^10*3*10^-7+2*10^8*4.5*10^-6)*FT4_*10^-11*0.1/(0.1*TSH)*10^12;&quot;NA&quot;)" office:value-type="string" office:string-value="NA">
            <text:p>NA</text:p>
          </table:table-cell>
          <table:table-cell table:style-name="ce8" table:formula="of:=IF(AND(TSH&lt;&gt;&quot;&quot;;[.TT4]&lt;&gt;&quot;&quot;;'L-T4 Dose'=0);1.1*10^-6*(2.75+TSH)*[.TT4]*10^-9/(0.1*TSH)*10^12;&quot;NA&quot;)" office:value-type="string" office:string-value="NA">
            <text:p>NA</text:p>
          </table:table-cell>
          <table:table-cell table:style-name="ce8" table:formula="of:=IF(AND(FT4_&lt;&gt;&quot;&quot;;FT3_&lt;&gt;&quot;&quot;;'L-T3 Dose'=0);8*10^-6*(5*10^-7+FT4_*10^-11*0.1)*(1+2*10^9*3*10^-7)*FT3_*10^-12/(0.026*FT4_*10^-11*0.1)*10^9;&quot;NA&quot;)" office:value-type="string" office:string-value="NA">
            <text:p>NA</text:p>
          </table:table-cell>
          <table:table-cell table:style-name="ce8" table:formula="of:=IF(AND(FT4_&lt;&gt;&quot;&quot;;[.TT3]&lt;&gt;&quot;&quot;;'L-T3 Dose'=0);8*10^-6*(5*10^-7+FT4_*10^-11*0.1)*[.TT3]*10^-9/(0.026*FT4_*10^-11*0.1)*10^9;&quot;NA&quot;)" office:value-type="string" office:string-value="NA">
            <text:p>NA</text:p>
          </table:table-cell>
          <table:table-cell table:style-name="ce8" table:formula="of:=IF(OR(ISBLANK(TSH);ISBLANK(FT4_));&quot;NA&quot;;100*TSH*FT4_/FT4_UL)" office:value-type="string" office:string-value="NA">
            <text:p>NA</text:p>
          </table:table-cell>
          <table:table-cell table:style-name="ce8" table:formula="of:=IF(OR(ISBLANK(TSH);ISBLANK(FT4_));&quot;NA&quot;;LN(TSH)+0.1345*FT4_)" office:value-type="string" office:string-value="NA">
            <text:p>NA</text:p>
          </table:table-cell>
          <table:table-cell table:style-name="ce8" table:formula="of:=IF((TSHI=&quot;NA&quot;);&quot;NA&quot;;(TSHI-2.7)/0.676)" office:value-type="string" office:string-value="NA">
            <text:p>NA</text:p>
          </table:table-cell>
          <table:table-cell table:number-columns-repeated="2"/>
          <table:table-cell table:number-columns-repeated="1010"/>
        </table:table-row>
        <table:table-row table:style-name="ro1">
          <table:table-cell table:number-columns-repeated="5"/>
          <table:table-cell table:style-name="ce8" table:formula="of:=IF(AND(TSH&lt;&gt;&quot;&quot;;FT4_&lt;&gt;&quot;&quot;;'L-T4 Dose'=0);1.1*10^-6*(2.75+TSH)*(1+2*10^10*3*10^-7+2*10^8*4.5*10^-6)*FT4_*10^-11*0.1/(0.1*TSH)*10^12;&quot;NA&quot;)" office:value-type="string" office:string-value="NA">
            <text:p>NA</text:p>
          </table:table-cell>
          <table:table-cell table:style-name="ce8" table:formula="of:=IF(AND(TSH&lt;&gt;&quot;&quot;;[.TT4]&lt;&gt;&quot;&quot;;'L-T4 Dose'=0);1.1*10^-6*(2.75+TSH)*[.TT4]*10^-9/(0.1*TSH)*10^12;&quot;NA&quot;)" office:value-type="string" office:string-value="NA">
            <text:p>NA</text:p>
          </table:table-cell>
          <table:table-cell table:style-name="ce8" table:formula="of:=IF(AND(FT4_&lt;&gt;&quot;&quot;;FT3_&lt;&gt;&quot;&quot;;'L-T3 Dose'=0);8*10^-6*(5*10^-7+FT4_*10^-11*0.1)*(1+2*10^9*3*10^-7)*FT3_*10^-12/(0.026*FT4_*10^-11*0.1)*10^9;&quot;NA&quot;)" office:value-type="string" office:string-value="NA">
            <text:p>NA</text:p>
          </table:table-cell>
          <table:table-cell table:style-name="ce8" table:formula="of:=IF(AND(FT4_&lt;&gt;&quot;&quot;;[.TT3]&lt;&gt;&quot;&quot;;'L-T3 Dose'=0);8*10^-6*(5*10^-7+FT4_*10^-11*0.1)*[.TT3]*10^-9/(0.026*FT4_*10^-11*0.1)*10^9;&quot;NA&quot;)" office:value-type="string" office:string-value="NA">
            <text:p>NA</text:p>
          </table:table-cell>
          <table:table-cell table:style-name="ce8" table:formula="of:=IF(OR(ISBLANK(TSH);ISBLANK(FT4_));&quot;NA&quot;;100*TSH*FT4_/FT4_UL)" office:value-type="string" office:string-value="NA">
            <text:p>NA</text:p>
          </table:table-cell>
          <table:table-cell table:style-name="ce8" table:formula="of:=IF(OR(ISBLANK(TSH);ISBLANK(FT4_));&quot;NA&quot;;LN(TSH)+0.1345*FT4_)" office:value-type="string" office:string-value="NA">
            <text:p>NA</text:p>
          </table:table-cell>
          <table:table-cell table:style-name="ce8" table:formula="of:=IF((TSHI=&quot;NA&quot;);&quot;NA&quot;;(TSHI-2.7)/0.676)" office:value-type="string" office:string-value="NA">
            <text:p>NA</text:p>
          </table:table-cell>
          <table:table-cell table:number-columns-repeated="2"/>
          <table:table-cell table:number-columns-repeated="101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FT3_" table:base-cell-address="$Calculate.$A$1" table:cell-range-address="$Calculate.$C$2:.$C$65536"/>
        <table:named-range table:name="FT4_" table:base-cell-address="$Calculate.$A$1" table:cell-range-address="$Calculate.$B$2:.$B$65536"/>
        <table:named-range table:name="FT4_UL" table:base-cell-address="$Calculate.$A$1" table:cell-range-address="$Calculate.$O$3"/>
        <table:named-range table:name="GD_FF" table:base-cell-address="$Calculate.$A$1" table:cell-range-address="$Calculate.$H$2:.$H$65536"/>
        <table:named-range table:name="GD_FT" table:base-cell-address="$Calculate.$A$1" table:cell-range-address="$Calculate.$I$2:.$I$65536"/>
        <table:named-range table:name="GT_F" table:base-cell-address="$Calculate.$A$1" table:cell-range-address="$Calculate.$F$2:.$F$65536"/>
        <table:named-range table:name="GT_T" table:base-cell-address="$Calculate.$A$1" table:cell-range-address="$Calculate.$G$2:.$G$65536"/>
        <table:named-range table:name="L_T3_Dose" table:base-cell-address="$Calculate.$A$1" table:cell-range-address="$Calculate.$N$2:.$N$65536"/>
        <table:named-range table:name="L_T4_Dose" table:base-cell-address="$Calculate.$A$1" table:cell-range-address="$Calculate.$M$2:.$M$65536"/>
        <table:named-expression table:name="SHARED_FORMULA_10_3_10_3_0" table:base-cell-address="$Calculate.$K$4" table:expression="IF(OR(ISBLANK('TSH');ISBLANK(FT4_));&quot;NA&quot;;LN('TSH')+0.1345*FT4_)"/>
        <table:named-expression table:name="SHARED_FORMULA_11_3_11_3_0" table:base-cell-address="$Calculate.$L$4" table:expression="IF(('TSHI'=&quot;NA&quot;);&quot;NA&quot;;('TSHI'-2.7)/0.676)"/>
        <table:named-expression table:name="SHARED_FORMULA_9_3_9_3_0" table:base-cell-address="$Calculate.$J$4" table:expression="IF(OR(ISBLANK('TSH');ISBLANK(FT4_));&quot;NA&quot;;100*'TSH'*FT4_/FT4_UL)"/>
        <table:named-range table:name="sTSHI" table:base-cell-address="$Calculate.$A$1" table:cell-range-address="$Calculate.$L$2:.$L$65536"/>
        <table:named-range table:name="TSH" table:base-cell-address="$Calculate.$A$1" table:cell-range-address="$Calculate.$A$2:.$A$65536"/>
        <table:named-range table:name="TSHI" table:base-cell-address="$Calculate.$A$1" table:cell-range-address="$Calculate.$K$2:.$K$65536"/>
        <table:named-range table:name="TT3" table:base-cell-address="$Calculate.$A$1" table:cell-range-address="$Calculate.$E$2:.$E$65536"/>
        <table:named-range table:name="TT4" table:base-cell-address="$Calculate.$A$1" table:cell-range-address="$Calculate.$D$2:.$D$65536"/>
        <table:named-range table:name="TTSI" table:base-cell-address="$Calculate.$A$1" table:cell-range-address="$Calculate.$J$2:.$J$6553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Verdana" svg:font-family="Verdana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€</number:text>
    </number:number-style>
    <number:number-style style:name="N109">
      <number:text>-</number:text>
      <number:number number:decimal-places="0" number:min-integer-digits="1" number:grouping="true"/>
      <number:text>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€</number:text>
    </number:number-style>
    <number:number-style style:name="N112">
      <number:text>-</number:text>
      <number:number number:decimal-places="2" number:min-integer-digits="1" number:grouping="true"/>
      <number:text>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13P0"/>
    </number:number-style>
    <number:number-style style:name="N117P0" style:volatile="true">
      <number:fill-character> </number:fill-character>
      <number:number number:decimal-places="0" number:min-integer-digits="1" number:grouping="true"/>
      <number:text>   </number:text>
    </number:number-style>
    <number:number-style style:name="N117P1" style:volatile="true">
      <number:text>-</number:text>
      <number:fill-character> </number:fill-character>
      <number:number number:decimal-places="0" number:min-integer-digits="1" number:grouping="true"/>
      <number:text>   </number:text>
    </number:number-style>
    <number:number-style style:name="N117P2" style:volatile="true">
      <number:fill-character> </number:fill-character>
      <number:text>-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fill-character> </number:fill-character>
      <number:number number:decimal-places="0" number:min-integer-digits="1" number:grouping="true"/>
      <number:text>€ </number:text>
    </number:number-style>
    <number:number-style style:name="N121P1" style:volatile="true">
      <number:text>-</number:text>
      <number:fill-character> </number:fill-character>
      <number:number number:decimal-places="0" number:min-integer-digits="1" number:grouping="true"/>
      <number:text>€ </number:text>
    </number:number-style>
    <number:number-style style:name="N121P2" style:volatile="true">
      <number:fill-character> </number:fill-character>
      <number:text>-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fill-character> </number:fill-character>
      <number:number number:decimal-places="2" number:min-integer-digits="1" number:grouping="true"/>
      <number:text>   </number:text>
    </number:number-style>
    <number:number-style style:name="N125P1" style:volatile="true">
      <number:text>-</number:text>
      <number:fill-character> </number:fill-character>
      <number:number number:decimal-places="2" number:min-integer-digits="1" number:grouping="true"/>
      <number:text>   </number:text>
    </number:number-style>
    <number:number-style style:name="N125P2" style:volatile="true">
      <number:fill-character> </number:fill-character>
      <number:text>-</number:text>
      <number:number number:decimal-places="0" number:min-integer-digits="0"/>
      <number:text>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fill-character> </number:fill-character>
      <number:number number:decimal-places="2" number:min-integer-digits="1" number:grouping="true"/>
      <number:text>€ </number:text>
    </number:number-style>
    <number:number-style style:name="N129P1" style:volatile="true">
      <number:text>-</number:text>
      <number:fill-character> </number:fill-character>
      <number:number number:decimal-places="2" number:min-integer-digits="1" number:grouping="true"/>
      <number:text>€ </number:text>
    </number:number-style>
    <number:number-style style:name="N129P2" style:volatile="true">
      <number:fill-character> </number:fill-character>
      <number:text>-</number:text>
      <number:number number:decimal-places="0" number:min-integer-digits="0"/>
      <number:text>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Verdana"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0.00.0000</text:date>, <text:time style:data-style-name="N2" text:time-value="0000-00-00T20:24: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culate" style:display-name="PageStyle_Calcu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PINA Thyr 3.4</dc:title>
    <dc:description>Spreadsheet table for SPINA Thyr</dc:description>
    <meta:creation-date>2015-03-04T20:24:55</meta:creation-date>
    <meta:generator>LibreOffice/4.0.6.2$MacOSX_PowerPC LibreOffice_project/2e2573268451a50806fcd60ae2d9fe01dd0ce24</meta:generator>
    <meta:editing-duration>P0D</meta:editing-duration>
    <meta:editing-cycles>1</meta:editing-cycles>
    <meta:document-statistic meta:table-count="1" meta:cell-count="145" meta:object-count="0"/>
    <meta:user-defined meta:name="Aufzeichnungsdatum" meta:value-type="date">2015-03-04T00:00:00</meta:user-defined>
    <meta:user-defined meta:name="Erstellt von">Johannes W. Dietrich</meta:user-defined>
    <meta:user-defined meta:name="Projekt">SPINA Thyr</meta:user-defined>
  </office:meta>
</office:document-meta>
</file>